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2" svg:font-family="'Liberation Serif'" style:font-pitch="variable"/>
    <style:font-face style:name="Tuffy" svg:font-family="Tuffy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etecknaLowerCase1" officeooo:rsid="001290e9" officeooo:paragraph-rsid="001290e9"/>
    </style:style>
    <style:style style:name="P2" style:family="paragraph" style:parent-style-name="Standard">
      <style:text-properties style:font-name="BetecknaLowerCase1" officeooo:rsid="001290e9" officeooo:paragraph-rsid="003c233c"/>
    </style:style>
    <style:style style:name="P3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3e092b"/>
    </style:style>
    <style:style style:name="P4" style:family="paragraph" style:parent-style-name="Standard">
      <style:text-properties style:font-name="BetecknaLowerCase1" officeooo:rsid="001290e9" officeooo:paragraph-rsid="003e092b"/>
    </style:style>
    <style:style style:name="P5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6" style:family="paragraph" style:parent-style-name="Standard">
      <style:paragraph-properties fo:text-align="start" style:justify-single-word="false"/>
      <style:text-properties style:font-name="FreeSans1" fo:font-size="6pt" officeooo:rsid="0013b859" officeooo:paragraph-rsid="003e770b" style:font-size-asian="6pt" style:font-size-complex="6pt"/>
    </style:style>
    <style:style style:name="P7" style:family="paragraph" style:parent-style-name="Standard">
      <style:paragraph-properties fo:line-height="1.9cm"/>
      <style:text-properties style:font-name="FreeSans1" officeooo:rsid="0015d803" officeooo:paragraph-rsid="003c233c"/>
    </style:style>
    <style:style style:name="P8" style:family="paragraph" style:parent-style-name="Standard">
      <style:paragraph-properties fo:line-height="4.05cm"/>
      <style:text-properties style:font-name="FreeSans1" officeooo:rsid="0015d803" officeooo:paragraph-rsid="003c233c"/>
    </style:style>
    <style:style style:name="P9" style:family="paragraph" style:parent-style-name="Standard">
      <style:text-properties style:font-name="FreeSans1" officeooo:rsid="002ad1fc" officeooo:paragraph-rsid="003e092b"/>
    </style:style>
    <style:style style:name="P10" style:family="paragraph" style:parent-style-name="Standard">
      <style:text-properties style:font-name="FreeSans1" officeooo:rsid="0007a16d" officeooo:paragraph-rsid="0007a16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FreeSans1" fo:font-size="6pt" officeooo:rsid="001290e9" officeooo:paragraph-rsid="001290e9" style:font-size-asian="6pt" style:font-size-complex="6pt"/>
    </style:style>
    <style:style style:name="P14" style:family="paragraph">
      <style:paragraph-properties fo:text-align="center"/>
    </style:style>
    <style:style style:name="P15" style:family="paragraph">
      <style:text-properties style:font-name="FreeSans1"/>
    </style:style>
    <style:style style:name="P16" style:family="paragraph">
      <style:paragraph-properties fo:text-align="center"/>
      <style:text-properties fo:font-size="12pt"/>
    </style:style>
    <style:style style:name="P17" style:family="paragraph">
      <style:text-properties style:font-name="Tuffy" fo:font-size="96pt" style:font-size-asian="96pt" style:font-size-complex="96pt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officeooo:rsid="001a7abf" style:font-name-asian="Droid Sans Fallback" style:font-name-complex="FreeSans2"/>
    </style:style>
    <style:style style:name="T4" style:family="text">
      <style:text-properties officeooo:rsid="001dbe5e"/>
    </style:style>
    <style:style style:name="T5" style:family="text">
      <style:text-properties style:font-name="BetecknaLowerCase1" fo:font-size="48pt" officeooo:rsid="003c233c" style:font-size-asian="48pt" style:font-size-complex="48pt"/>
    </style:style>
    <style:style style:name="T6" style:family="text">
      <style:text-properties style:font-name="BetecknaLowerCase1" officeooo:rsid="003c233c"/>
    </style:style>
    <style:style style:name="T7" style:family="text">
      <style:text-properties fo:font-style="normal" officeooo:rsid="003e092b" style:font-name-asian="Droid Sans Fallback" style:font-style-asian="normal" style:font-name-complex="FreeSans2" style:font-style-complex="normal"/>
    </style:style>
    <style:style style:name="T8" style:family="text">
      <style:text-properties officeooo:rsid="0039d303"/>
    </style:style>
    <style:style style:name="T9" style:family="text">
      <style:text-properties officeooo:rsid="003c233c"/>
    </style:style>
    <style:style style:name="T10" style:family="text">
      <style:text-properties officeooo:rsid="001f5956"/>
    </style:style>
    <style:style style:name="T11" style:family="text">
      <style:text-properties style:font-name="FreeSans1"/>
    </style:style>
    <style:style style:name="T12" style:family="text">
      <style:text-properties style:font-name="Tuffy" fo:font-size="96pt" style:font-size-asian="96pt" style:font-size-complex="96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9cm" svg:stroke-color="#000000" draw:marker-start="" draw:marker-start-width="0.199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="" draw:marker-start-width="0.199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000000" draw:marker-start-width="0.427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svg:stroke-color="#ffffff"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ath text:anchor-type="page" text:anchor-page-number="1" draw:z-index="0" draw:style-name="gr1" draw:text-style-name="P14" svg:width="3.114cm" svg:height="1.514cm" draw:transform="rotate (-1.7238617021948) translate (17.3501109646509cm 3.0020903828013cm)" svg:viewBox="0 0 3115 1515" svg:d="M3104 0c224 1648-3065 2218-3104 347">
        <text:p/>
      </draw:path>
      <draw:frame text:anchor-type="page" text:anchor-page-number="1" draw:z-index="1" draw:style-name="gr2" draw:text-style-name="P15" svg:width="0.269cm" svg:height="0.579cm" svg:x="15.252cm" svg:y="3.108cm">
        <draw:text-box>
          <text:p><text:span text:style-name="T11">1</text:span></text:p>
        </draw:text-box>
      </draw:frame>
      <draw:path text:anchor-type="page" text:anchor-page-number="1" draw:z-index="2" draw:style-name="gr3" draw:text-style-name="P14" svg:width="3.012cm" svg:height="1.037cm" draw:transform="rotate (-1.7238617021948) translate (18.3625233899472cm 3.24992249810405cm)" svg:viewBox="0 0 3013 1038" svg:d="M3013 1038c-214-1598-3050-1075-3013-267">
        <text:p/>
      </draw:path>
      <draw:path text:anchor-type="page" text:anchor-page-number="1" draw:z-index="3" draw:style-name="gr4" draw:text-style-name="P16" svg:width="0.461cm" svg:height="0.309cm" draw:transform="skewX (0.00191986217719374) rotate (-2.07135675626687) translate (16.4178258924613cm 2.32338187865281cm)" svg:viewBox="0 0 462 310" svg:d="M433 131c-383 554-757-383 29-62">
        <text:p/>
      </draw:path>
      <draw:frame text:anchor-type="page" text:anchor-page-number="1" draw:z-index="4" draw:style-name="gr2" draw:text-style-name="P15" svg:width="0.287cm" svg:height="0.579cm" svg:x="15.617cm" svg:y="1.727cm">
        <draw:text-box>
          <text:p><text:span text:style-name="T11">2</text:span></text:p>
        </draw:text-box>
      </draw:frame>
      <draw:path text:anchor-type="page" text:anchor-page-number="1" draw:z-index="5" draw:style-name="gr4" draw:text-style-name="P16" svg:width="0.461cm" svg:height="0.309cm" draw:transform="skewX (0.00191986217719374) rotate (-2.07135675626687) translate (17.2680203369057cm 2.32338187865281cm)" svg:viewBox="0 0 462 310" svg:d="M433 131c-383 554-757-383 29-62">
        <text:p/>
      </draw:path>
      <draw:frame text:anchor-type="page" text:anchor-page-number="1" draw:z-index="6" draw:style-name="gr2" draw:text-style-name="P15" svg:width="0.287cm" svg:height="0.579cm" svg:x="16.468cm" svg:y="1.727cm">
        <draw:text-box>
          <text:p><text:span text:style-name="T11">3</text:span></text:p>
        </draw:text-box>
      </draw:frame>
      <draw:frame text:anchor-type="page" text:anchor-page-number="1" draw:z-index="8" draw:style-name="gr6" draw:text-style-name="P17" svg:width="4.202cm" svg:height="5.813cm" svg:x="14.79cm" svg:y="1.727cm">
        <draw:text-box>
          <text:p><text:span text:style-name="T12">Ö</text:span></text:p>
        </draw:text-box>
      </draw:frame>
      <text:p text:style-name="P11">LATIN CAPITAL LETTER <text:span text:style-name="T8">O WITH DIAERESIS</text:span></text:p>
      <text:p text:style-name="P12"><draw:custom-shape text:anchor-type="paragraph" draw:z-index="7" draw:style-name="gr5" draw:text-style-name="P14" svg:width="0.511cm" svg:height="0.511cm" svg:x="14.259cm" svg:y="0.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as große <text:span text:style-name="T9">Ö</text:span></text:p>
      <text:p text:style-name="P10"/>
      <text:p text:style-name="P9"><text:span text:style-name="T9">Öffnungszeiten </text:span><text:span text:style-name="T2">•</text:span><text:span text:style-name="T3"> </text:span><text:span text:style-name="T7">Öl</text:span></text:p>
      <text:p text:style-name="P8"><text:span text:style-name="Outline_5f_very_5f_large"><text:span text:style-name="T6">ÖÖÖÖ</text:span></text:span></text:p>
      <text:p text:style-name="P7"><text:span text:style-name="Outline_5f_large"><text:span text:style-name="T5">ÖÖÖÖÖÖÖÖÖÖÖÖ</text:span></text:span></text:p>
      <text:p text:style-name="P2"><text:span text:style-name="Outline"><text:span text:style-name="T9">ÖÖÖÖÖÖÖÖÖÖÖÖÖÖÖÖÖÖÖÖÖÖÖÖ</text:span></text:span></text:p>
      <text:p text:style-name="P3"><text:span text:style-name="Outline"><text:span text:style-name="T9">ÖÖÖÖÖÖÖÖÖÖÖÖÖÖÖÖÖÖÖÖÖÖÖÖ</text:span></text:span></text:p>
      <text:p text:style-name="P3"><text:span text:style-name="Outline"><text:span text:style-name="T9">ÖÖÖÖÖÖÖÖÖÖÖÖÖÖÖÖÖÖÖÖÖÖÖÖ</text:span></text:span></text:p>
      <text:p text:style-name="P4"><text:span text:style-name="Outline"><text:span text:style-name="T9">ÖÖÖÖÖÖÖÖÖÖÖÖÖÖÖÖÖÖÖÖÖÖÖÖ</text:span></text:span></text:p>
      <text:p text:style-name="P4"><text:span text:style-name="Outline"><text:span text:style-name="T9">ÖÖÖÖÖÖÖÖÖÖÖÖÖÖÖÖÖÖÖÖÖÖÖÖ</text:span></text:span></text:p>
      <text:p text:style-name="P4"><text:span text:style-name="Outline"><text:span text:style-name="T9">ÖÖÖÖÖÖÖÖÖÖÖÖÖÖÖÖÖÖÖÖÖÖÖÖ</text:span></text:span></text:p>
      <text:p text:style-name="P4"><text:span text:style-name="Outline"><text:span text:style-name="T9">ÖÖÖÖÖÖÖÖÖÖÖÖÖÖÖÖÖÖÖÖÖÖÖÖ</text:span></text:span></text:p>
      <text:p text:style-name="P4"><text:span text:style-name="Outline"><text:span text:style-name="T9">ÖÖÖÖÖÖÖÖÖÖÖÖÖÖÖÖÖÖÖÖÖÖÖÖ</text:span></text:span></text:p>
      <text:p text:style-name="P4"><text:span text:style-name="Outline"><text:span text:style-name="T9">ÖÖÖÖÖÖÖÖÖÖÖÖÖÖÖÖÖÖÖÖÖÖÖÖ</text:span></text:span></text:p>
      <text:p text:style-name="P4"><text:span text:style-name="Outline"><text:span text:style-name="T9">ÖÖÖÖÖÖÖÖÖÖÖÖÖÖÖÖÖÖÖÖÖÖÖÖ</text:span></text:span></text:p>
      <text:p text:style-name="P4"><text:span text:style-name="Outline"><text:span text:style-name="T9">ÖÖÖÖÖÖÖÖÖÖÖÖÖÖÖÖÖÖÖÖÖÖÖÖ</text:span></text:span></text:p>
      <text:p text:style-name="P4"><text:span text:style-name="Outline"><text:span text:style-name="T9">ÖÖÖÖÖÖÖÖÖÖÖÖÖÖÖÖÖÖÖÖÖÖÖÖ</text:span></text:span></text:p>
      <text:p text:style-name="P4"><text:span text:style-name="Outline"><text:span text:style-name="T9">ÖÖÖÖÖÖÖÖÖÖÖÖÖÖÖÖÖÖÖÖÖÖÖÖ</text:span></text:span></text:p>
      <text:p text:style-name="P1"><draw:line text:anchor-type="paragraph" draw:z-index="9" draw:style-name="gr7" draw:text-style-name="P14" svg:x1="0cm" svg:y1="0.319cm" svg:x2="17cm" svg:y2="0.319cm"><text:p/></draw:line><draw:line text:anchor-type="paragraph" draw:z-index="10" draw:style-name="gr7" draw:text-style-name="P14" svg:x1="0cm" svg:y1="0.72cm" svg:x2="17cm" svg:y2="0.72cm"><text:p/></draw:line><draw:line text:anchor-type="paragraph" draw:z-index="11" draw:style-name="gr7" draw:text-style-name="P14" svg:x1="0cm" svg:y1="0.921cm" svg:x2="17cm" svg:y2="0.921cm"><text:p/></draw:line><draw:line text:anchor-type="paragraph" draw:z-index="12" draw:style-name="gr7" draw:text-style-name="P14" svg:x1="0cm" svg:y1="0.52cm" svg:x2="17cm" svg:y2="0.52cm"><text:p/></draw:line><text:span text:style-name="Outline"><text:span text:style-name="T4">Ö</text:span></text:span></text:p>
      <text:p text:style-name="P1"><draw:line text:anchor-type="paragraph" draw:z-index="13" draw:style-name="gr7" draw:text-style-name="P14" svg:x1="0cm" svg:y1="0.319cm" svg:x2="17cm" svg:y2="0.319cm"><text:p/></draw:line><draw:line text:anchor-type="paragraph" draw:z-index="14" draw:style-name="gr7" draw:text-style-name="P14" svg:x1="0cm" svg:y1="0.921cm" svg:x2="17cm" svg:y2="0.921cm"><text:p/></draw:line><text:span text:style-name="Outline"><text:span text:style-name="T4">Ö</text:span></text:span></text:p>
      <text:p text:style-name="P5"/>
      <text:p text:style-name="P5"/>
      <text:p text:style-name="P5"/>
      <text:p text:style-name="P5"/>
      <text:p text:style-name="P6"><text:span text:style-name="T1">©</text:span> Copyright 2016 Stephan Kreutzer, <text:span text:style-name="T10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2" svg:font-family="'Liberation Serif'" style:font-pitch="variable"/>
    <style:font-face style:name="Tuffy" svg:font-family="Tuffy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draw:marker draw:name="Linienspitzen_20_2" draw:display-name="Linienspitzen 2" svg:viewBox="0 0 10 10" svg:d="M0 0h10v10h-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3:04:46.118813669</dc:date>
    <dc:creator>Stephan Kreutzer</dc:creator>
    <meta:editing-duration>PT1H33M14S</meta:editing-duration>
    <meta:editing-cycles>59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46" meta:character-count="564" meta:non-whitespace-character-count="539"/>
  </office:meta>
</office:document-meta>
</file>